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T123" style:parent-style-name="DefaultParagraphFont" style:family="text">
      <style:text-properties fo:language="bg" fo:country="BG"/>
    </style:style>
    <style:style style:name="T124" style:parent-style-name="DefaultParagraphFont" style:family="text">
      <style:text-properties fo:language="bg" fo:country="BG"/>
    </style:style>
    <style:style style:name="T125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9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9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low.com/questions/44633378/attributeerror-module-cv2-cv2-has-no-attribute-createlbphfacerecognizer</text:span></text:a><text:s/>-<text:s/><text:span text:style-name="T122">Как се инсталира<text:s/></text:span><text:span text:style-name="T123">OpenCV-contrib-python</text:span><text:span text:style-name="T124"><text:s/>и деинсталиране<text:s/></text:span><text:span text:style-name="T125">OpenCV -pyth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1-12-14T09:21:00Z</dc:date>
    <meta:template xlink:href="Normal" xlink:type="simple"/>
    <meta:editing-cycles>19</meta:editing-cycles>
    <meta:editing-duration>PT2538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7" meta:word-count="1327" meta:character-count="8880" meta:row-count="63" meta:non-whitespace-character-count="7570"/>
  </office:meta>
</office:document-meta>
</file>